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eo he Polis!</text:p>
      <text:p text:style-name="P1">Dolar84</text:p>
      <text:p text:style-name="P2">Kryształowe Imperium powinno być wręcz kopalnią inspiracji dla pisarzy fanfików. Tymczasem dzieł poświęconych konkretnie jemu jest bardzo niewiele, temat upadku domu kryształowych kucyków jest zaś praktycznie nieporuszany. Ale natura nie lubi pustki i wypełniła tę lukę w postaci znakomitego opowiadania autorstwa Dolara84. Panie i panowie, przedstawiam wam oto „Aleo he Polis!”.</text:p>
      <text:p text:style-name="P2">Jakbym miała opisać to opowiadanie w paru zdaniach, to rzekłabym, iż jest to historia wojenna przedstawiona w formie kroniki. Dodatkowo napisana pięknym, lecz dość specyficznym językiem. Jeśli ktoś szuka lektury do delektowania się nią, to ten fanfik powinien się ku temu idealnie nadać. Jeśli chcesz wartkiej akcji i czegoś przygodowego, to jednak raczej odradzam. </text:p>
      <text:p text:style-name="P2">„Aleo he Polis!” ma postać wspomnień kuca, który w czasie upadku Kryształowego Imperium walczył po jego stronie, był jednym z jego mieszkańców. Narrator opowiada w sposób mało emocjonalny, po prostu stara się wiernie przedstawić fakty. Warto na to zwrócić uwagę, gdyż to dość rzadka forma opowiadania. Przed klęską swego kraju kronikarz zajmował dość wysoką pozycję. Musiał oglądać porażkę. Musiał w tym uczestniczyć.</text:p>
      <text:p text:style-name="P2">Fabuła jest z jednej strony intrygująca, a z drugiej przytłaczająca. W końcu wszyscy wiemy, jakie będzie zakończenie, ale z drugiej strony chciałoby się znać odpowiedzi na pytania, jak i dla których stało się tak, a nie inaczej. Bogate, potężne i szczęśliwe państwo przeżywające swój złoty wiek upada niczym starożytny Rzym. Nie bez powodu porównuję tu Kryształowe Imperium do owego cesarstwa. Oba można opisać słowami: „kolos na glinianych nogach”. Co zgubiło kryształowe kuce? Głupota. Same sobie zgotowały swój los. To również dość rzadki widok w fanfikach. Nie katastrofa, nie spisek sił alikornowych czy gryfich, nie wielki, zły demon czy inny pajac. Kuce. Na dodatek kryształowe, ponieważ mamy tu do czynienia z wojną domową. Zmanipulowani mieszkańcy Kryształowego Imperium sięgnęli po broń i zaczęli bezlitośnie mordować sąsiadów. Oczywiście nie jako całkowicie bezwładny tłum. Marionetki, rzekłabym.</text:p>
      <text:p text:style-name="P2">To nie jest historia przepakowana akcją. Fabuła wciąga, no i nie sposób nie pochwalić pomysłowości Dolara, który zrobił coś więcej niż X klepie Y i tak w kółko. Nie, każda bitwa jest inna, a taktyka istnieje i odgrywa znaczącą rolę. Do tego intrygi – coś pięknego. Czasami ciężko stwierdzić kto jest graczem, a kto pionkiem.</text:p>
      <text:p text:style-name="P2">Co jest największym atutem „Aleo…”? Opisy. Choć styl Dolara nie jest wcale lekki, to budowane przez niego wizje bitewnych pól, ścierających się statków czy też miast to prawdziwy majstersztyk. To się widzi; nie, to złe wyrażenie. To się czuje. Nietrudno samemu stać się uczestnikiem opisywanych wyrażeń i to nie ruszając się sprzed monitora. Do tego autor zachował realizm wojny i nie okazał litości „tym dobrym”. Nie ma „zabili go i uciekł”, odniesione rany coś znaczą, a jedzenie nie spada z nieba. Tak, jak dla mnie pod tym względem wyszło idealnie, ale sądzę, że niektórych takie coś może nudzić. Jak już mówiłam wcześniej – „Aleo he Polis!” to rzecz o pięknym warsztacie i nie tylko, ale jeśli ktoś nie jest miłośnikiem obfitych opisów, to może go to nużyć. </text:p>
      <text:p text:style-name="P2">Bohaterowie to nie jest coś, na czym autor się jakoś szczególnie skupia. To oni istnieją dla przedstawionej historii, a nie ona dla nich. Oczywiście, niektórzy się wyróżniają, jak <text:soft-page-break/>chociażby Xiphos – namiestnik prowincji oraz były żołnierz. Jako jedna z niewielu osób w całym kraju wydaje się mieć jakieś pojęcie o wojnie, strategii oraz posiadać takie coś jak odrobina sprytu. Jednak nie należy dać się zwieść i zbytnio przywiązywać do kolorowych koników z fanfika Dolara. Jedną z ciekawszych postaci kanonicznych jest Sombra, który jest dużo mniej płaski niż w serialu, a choć jest to bohater zdecydowanie zły, uniknięto sztampy.</text:p>
      <text:p text:style-name="P2">Dobrze, być może macie wrażenie, że próbuję was przekonać, iż „Aleo he Polis!” nie posiada wad. Posiada, choć większość z nich to po prostu kwestia osobista, ale jest coś, o czym Dolar zapomniał – o roli zwłok w czasie bitwy. One leżą, leżą, a jakoś nikt nie zauważa tej przeszkody. Drobiazg, jak najbardziej do wybaczenia.</text:p>
      <text:p text:style-name="P2">Wszystko, co dobre się kiedyś kończy i tak jest też tutaj – fanfik jest nieukończony, ale jeśli wierzyć autorowi, to niewiele mu do końca brakuje. Aktualizacji dawno nie było, więc gorąco namawiam do czytania i motywowania Dolara poprzez przypominanie mu o tym tekście.</text:p>
      <text:p text:style-name="P2">Jeśli szukasz czegoś intrygującego i doskonałego warsztatowo, lubisz Sombrę i Kryształowe Imperium, to bezwzględnie polecam „Aleo he Polis!”. Bowiem Dolar nie pierwszy raz udowodnił, że pisać potrafi i czytać go warto. To całkiem smutny fanfik, w końcu opowiada o upadku. Nie trzeba tragedii jednostki, by poczuć los Imperium, a brutalny realizm tylko podkreśla, że większości klęsk dałoby się uniknąć, gdyby nie głupota i dbanie jedynie o własne interesy. Tak, skłania do refleksji i uczy tego, że warto myśleć.</text:p>
      <text:p text:style-name="P2"/>
      <text:p text:style-name="P2"><text:a xlink:type="simple" xlink:href="http://earthstar01.deviantart.com/art/Flag-of-the-Crystal-Kingdom-323613434" text:style-name="Internet_20_link" text:visited-style-name="Visited_20_Internet_20_Link">http</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earthstar</text:a><text:a xlink:type="simple" xlink:href="http://earthstar01.deviantart.com/art/Flag-of-the-Crystal-Kingdom-323613434" text:style-name="Internet_20_link" text:visited-style-name="Visited_20_Internet_20_Link">01.</text:a><text:a xlink:type="simple" xlink:href="http://earthstar01.deviantart.com/art/Flag-of-the-Crystal-Kingdom-323613434" text:style-name="Internet_20_link" text:visited-style-name="Visited_20_Internet_20_Link">deviantart</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com</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art</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Flag</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of</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the</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Crystal</text:a><text:a xlink:type="simple" xlink:href="http://earthstar01.deviantart.com/art/Flag-of-the-Crystal-Kingdom-323613434" text:style-name="Internet_20_link" text:visited-style-name="Visited_20_Internet_20_Link">-</text:a><text:a xlink:type="simple" xlink:href="http://earthstar01.deviantart.com/art/Flag-of-the-Crystal-Kingdom-323613434" text:style-name="Internet_20_link" text:visited-style-name="Visited_20_Internet_20_Link">Kingdom</text:a><text:a xlink:type="simple" xlink:href="http://earthstar01.deviantart.com/art/Flag-of-the-Crystal-Kingdom-323613434" text:style-name="Internet_20_link" text:visited-style-name="Visited_20_Internet_20_Link">-323613434</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2T00:21:51.724000000</dc:date>
    <meta:editing-duration>PT3H34M22S</meta:editing-duration>
    <meta:document-statistic meta:table-count="0" meta:image-count="0" meta:object-count="0" meta:page-count="2" meta:paragraph-count="13" meta:word-count="755" meta:character-count="4986" meta:non-whitespace-character-count="4237"/>
  </office:meta>
</office:document-meta>
</file>